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text-properties fo:font-style="normal" style:text-underline-style="none" fo:font-weight="bold" style:font-style-asian="normal" style:font-weight-asian="bold" style:font-style-complex="normal" style:font-weight-complex="bold"/>
    </style:style>
    <style:style style:name="P9" style:family="paragraph" style:parent-style-name="Title" style:master-page-name="Standard">
      <style:paragraph-properties style:page-number="auto"/>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32723476" text:style-name="L1">
        <text:list-item>
          <text:p text:style-name="P3">Maneuver large files effortlessly.</text:p>
        </text:list-item>
        <text:list-item>
          <text:p text:style-name="P3">Stream content without interruption.</text:p>
        </text:list-item>
        <text:list-item>
          <text:p text:style-name="P3">Support for directories</text:p>
        </text:list-item>
        <text:list-item>
          <text:p text:style-name="P3">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Data Corruption Protection</text:h>
      <text:p text:style-name="Text_20_body">Hard drives are mechanical devices, and therefore must fail at some point. However, unlike a gun, they can fail by small amounts at a time. This <text:soft-page-break/>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32708594" text:style-name="L2">
        <text:list-item>
          <text:p text:style-name="P4">To seek quickly, the start of files have to be close to each other. This supports fragmentation, where you evenly divide files in small slivers so that seek distances are shorter (well, at least at first)</text:p>
        </text:list-item>
        <text:list-item>
          <text:p text:style-name="P4">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32712436" text:style-name="L3">
        <text:list-item>
          <text:p text:style-name="P5">Read in data from sector</text:p>
        </text:list-item>
        <text:list-item>
          <text:p text:style-name="P5">Move to next sector</text:p>
        </text:list-item>
      </text:list>
      <text:p text:style-name="Text_20_body">This list of directions is very short. In fact, this is the shortest list you can make. Compare with the list for a highly optimized decompression algorithm:</text:p>
      <text:list xml:id="list32700873" text:style-name="L4">
        <text:list-item>
          <text:p text:style-name="P6">Read in data from sector</text:p>
        </text:list-item>
        <text:list-item>
          <text:p text:style-name="P6">Use pre-loaded lookup table to find match with a corresponding string</text:p>
        </text:list-item>
        <text:list-item>
          <text:p text:style-name="P6">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ext:soft-page-break/>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7"/>
      <text:p text:style-name="P8">Property Bit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0035in solid #008000" fo:border-right="none" fo:border-top="0.0035in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0035in solid #008000" fo:border-top="none" fo:border-bottom="0.0035in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3in" fo:border-top="none" fo:border-bottom="0.0035in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text:page-number> of <text:page-count>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3T17:11:58</meta:creation-date>
    <meta:editing-duration>P24DT1H24M23S</meta:editing-duration>
    <dc:date>2011-11-06T12:59:54.35</dc:date>
    <meta:generator>LibreOffice/3.3$Win32 LibreOffice_project/330m19$Build-202</meta:generator>
    <meta:editing-cycles>63</meta:editing-cycles>
    <meta:document-statistic meta:table-count="0" meta:image-count="0" meta:object-count="0" meta:page-count="3" meta:paragraph-count="36" meta:word-count="796" meta:character-count="4688"/>
    <meta:user-defined meta:name="Info 1"/>
    <meta:user-defined meta:name="Info 2"/>
    <meta:user-defined meta:name="Info 3"/>
    <meta:user-defined meta:name="Info 4"/>
  </office:meta>
</office:document-meta>
</file>